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Impl.getHeader( String name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Attachment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Body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ssageImpl.removeHe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display( boolean display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setHeaders(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Attach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getConten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readObject( java . io . Object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Messag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Impl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Impl.getHeader(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setBody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setSecuritySubject( Subject security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removeAttachment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Impl.removeHeader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Impl.setConten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addAttachment( String id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copyFrom( Message ms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ssageImpl.ensureRe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convert( Object body , Class &lt; T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Impl.setHeader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getHe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setHeader( Class &lt; T &gt; type , 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setBody( Object content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